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/>
    <style:style style:name="ce3" style:family="table-cell" style:parent-style-name="Default" style:data-style-name="N61"/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19" table:default-cell-style-name="Default"/>
        <table:table-column table:style-name="co2" table:default-cell-style-name="ce2"/>
        <table:table-column table:style-name="co1" table:number-columns-repeated="8" table:default-cell-style-name="Default"/>
        <table:table-column table:style-name="co2" table:default-cell-style-name="ce2"/>
        <table:table-column table:style-name="co1" table:number-columns-repeated="8" table:default-cell-style-name="Default"/>
        <table:table-column table:style-name="co2" table:default-cell-style-name="ce2"/>
        <table:table-column table:style-name="co1" table:number-columns-repeated="8" table:default-cell-style-name="Default"/>
        <table:table-column table:style-name="co2" table:default-cell-style-name="ce2"/>
        <table:table-column table:style-name="co1" table:number-columns-repeated="8" table:default-cell-style-name="Default"/>
        <table:table-column table:style-name="co2" table:default-cell-style-name="ce2"/>
        <table:table-column table:style-name="co1" table:number-columns-repeated="8" table:default-cell-style-name="Default"/>
        <table:table-column table:style-name="co2" table:default-cell-style-name="ce2"/>
        <table:table-column table:style-name="co1" table:number-columns-repeated="8" table:default-cell-style-name="Default"/>
        <table:table-column table:style-name="co2" table:default-cell-style-name="ce2"/>
        <table:table-column table:style-name="co1" table:number-columns-repeated="8" table:default-cell-style-name="Default"/>
        <table:table-column table:style-name="co2" table:default-cell-style-name="ce2"/>
        <table:table-column table:style-name="co1" table:number-columns-repeated="13" table:default-cell-style-name="Default"/>
        <table:table-column table:style-name="co2" table:default-cell-style-name="ce2"/>
        <table:table-column table:style-name="co1" table:number-columns-repeated="927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datadirname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binning</text:p>
          </table:table-cell>
          <table:table-cell office:value-type="string" calcext:value-type="string">
            <text:p>ignore_last_minutes</text:p>
          </table:table-cell>
          <table:table-cell office:value-type="string" calcext:value-type="string">
            <text:p>moving_average</text:p>
          </table:table-cell>
          <table:table-cell office:value-type="string" calcext:value-type="string">
            <text:p>regression_window_in_minutes</text:p>
          </table:table-cell>
          <table:table-cell office:value-type="string" calcext:value-type="string">
            <text:p>regression_step_in_minutes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T(variance,4,0.1,0.001)cor</text:p>
          </table:table-cell>
          <table:table-cell office:value-type="string" calcext:value-type="string">
            <text:p>T(variance,4,0.1,0.001)MAE</text:p>
          </table:table-cell>
          <table:table-cell office:value-type="string" calcext:value-type="string">
            <text:p>T(variance,4,0.1,0.001)RMSE</text:p>
          </table:table-cell>
          <table:table-cell office:value-type="string" calcext:value-type="string">
            <text:p>T(variance,4,0.1,0.001)n_nodes</text:p>
          </table:table-cell>
          <table:table-cell office:value-type="string" calcext:value-type="string">
            <text:p>T(variance,4,0.1,0.001)n_leaves</text:p>
          </table:table-cell>
          <table:table-cell office:value-type="string" calcext:value-type="string">
            <text:p>T(variance,4,0.1,0.001)height</text:p>
          </table:table-cell>
          <table:table-cell office:value-type="string" calcext:value-type="string">
            <text:p>T(variance,4,0.1,0.001)modal_height</text:p>
          </table:table-cell>
          <table:table-cell office:value-type="string" calcext:value-type="string">
            <text:p>T(variance,4,0.1,0.001)t</text:p>
          </table:table-cell>
          <table:table-cell office:value-type="string" calcext:value-type="string">
            <text:p>T(variance,4,0.1,0.001)hash</text:p>
          </table:table-cell>
          <table:table-cell office:value-type="string" calcext:value-type="string">
            <text:p>T(variance,4,0.01,0.001)cor</text:p>
          </table:table-cell>
          <table:table-cell office:value-type="string" calcext:value-type="string">
            <text:p>T(variance,4,0.01,0.001)MAE</text:p>
          </table:table-cell>
          <table:table-cell office:value-type="string" calcext:value-type="string">
            <text:p>T(variance,4,0.01,0.001)RMSE</text:p>
          </table:table-cell>
          <table:table-cell office:value-type="string" calcext:value-type="string">
            <text:p>T(variance,4,0.01,0.001)n_nodes</text:p>
          </table:table-cell>
          <table:table-cell office:value-type="string" calcext:value-type="string">
            <text:p>T(variance,4,0.01,0.001)n_leaves</text:p>
          </table:table-cell>
          <table:table-cell office:value-type="string" calcext:value-type="string">
            <text:p>T(variance,4,0.01,0.001)height</text:p>
          </table:table-cell>
          <table:table-cell office:value-type="string" calcext:value-type="string">
            <text:p>T(variance,4,0.01,0.001)modal_height</text:p>
          </table:table-cell>
          <table:table-cell office:value-type="string" calcext:value-type="string">
            <text:p>T(variance,4,0.01,0.001)t</text:p>
          </table:table-cell>
          <table:table-cell office:value-type="string" calcext:value-type="string">
            <text:p>T(variance,4,0.01,0.001)hash</text:p>
          </table:table-cell>
          <table:table-cell office:value-type="string" calcext:value-type="string">
            <text:p>T(variance,4,0.001,0.001)cor</text:p>
          </table:table-cell>
          <table:table-cell office:value-type="string" calcext:value-type="string">
            <text:p>T(variance,4,0.001,0.001)MAE</text:p>
          </table:table-cell>
          <table:table-cell office:value-type="string" calcext:value-type="string">
            <text:p>T(variance,4,0.001,0.001)RMSE</text:p>
          </table:table-cell>
          <table:table-cell office:value-type="string" calcext:value-type="string">
            <text:p>T(variance,4,0.001,0.001)n_nodes</text:p>
          </table:table-cell>
          <table:table-cell office:value-type="string" calcext:value-type="string">
            <text:p>T(variance,4,0.001,0.001)n_leaves</text:p>
          </table:table-cell>
          <table:table-cell office:value-type="string" calcext:value-type="string">
            <text:p>T(variance,4,0.001,0.001)height</text:p>
          </table:table-cell>
          <table:table-cell office:value-type="string" calcext:value-type="string">
            <text:p>T(variance,4,0.001,0.001)modal_height</text:p>
          </table:table-cell>
          <table:table-cell office:value-type="string" calcext:value-type="string">
            <text:p>T(variance,4,0.001,0.001)t</text:p>
          </table:table-cell>
          <table:table-cell office:value-type="string" calcext:value-type="string">
            <text:p>T(variance,4,0.001,0.001)hash</text:p>
          </table:table-cell>
          <table:table-cell office:value-type="string" calcext:value-type="string">
            <text:p>T(variance,4,0.0001,0.001)cor</text:p>
          </table:table-cell>
          <table:table-cell office:value-type="string" calcext:value-type="string">
            <text:p>T(variance,4,0.0001,0.001)MAE</text:p>
          </table:table-cell>
          <table:table-cell office:value-type="string" calcext:value-type="string">
            <text:p>T(variance,4,0.0001,0.001)RMSE</text:p>
          </table:table-cell>
          <table:table-cell office:value-type="string" calcext:value-type="string">
            <text:p>T(variance,4,0.0001,0.001)n_nodes</text:p>
          </table:table-cell>
          <table:table-cell office:value-type="string" calcext:value-type="string">
            <text:p>T(variance,4,0.0001,0.001)n_leaves</text:p>
          </table:table-cell>
          <table:table-cell office:value-type="string" calcext:value-type="string">
            <text:p>T(variance,4,0.0001,0.001)height</text:p>
          </table:table-cell>
          <table:table-cell office:value-type="string" calcext:value-type="string">
            <text:p>T(variance,4,0.0001,0.001)modal_height</text:p>
          </table:table-cell>
          <table:table-cell office:value-type="string" calcext:value-type="string">
            <text:p>T(variance,4,0.0001,0.001)t</text:p>
          </table:table-cell>
          <table:table-cell office:value-type="string" calcext:value-type="string">
            <text:p>T(variance,4,0.0001,0.001)hash</text:p>
          </table:table-cell>
          <table:table-cell office:value-type="string" calcext:value-type="string">
            <text:p>T(variance,4,5.0e-5,0.001)cor</text:p>
          </table:table-cell>
          <table:table-cell office:value-type="string" calcext:value-type="string">
            <text:p>T(variance,4,5.0e-5,0.001)MAE</text:p>
          </table:table-cell>
          <table:table-cell office:value-type="string" calcext:value-type="string">
            <text:p>T(variance,4,5.0e-5,0.001)RMSE</text:p>
          </table:table-cell>
          <table:table-cell office:value-type="string" calcext:value-type="string">
            <text:p>T(variance,4,5.0e-5,0.001)n_nodes</text:p>
          </table:table-cell>
          <table:table-cell office:value-type="string" calcext:value-type="string">
            <text:p>T(variance,4,5.0e-5,0.001)n_leaves</text:p>
          </table:table-cell>
          <table:table-cell office:value-type="string" calcext:value-type="string">
            <text:p>T(variance,4,5.0e-5,0.001)height</text:p>
          </table:table-cell>
          <table:table-cell office:value-type="string" calcext:value-type="string">
            <text:p>T(variance,4,5.0e-5,0.001)modal_height</text:p>
          </table:table-cell>
          <table:table-cell office:value-type="string" calcext:value-type="string">
            <text:p>T(variance,4,5.0e-5,0.001)t</text:p>
          </table:table-cell>
          <table:table-cell office:value-type="string" calcext:value-type="string">
            <text:p>T(variance,4,5.0e-5,0.001)hash</text:p>
          </table:table-cell>
          <table:table-cell office:value-type="string" calcext:value-type="string">
            <text:p>T(variance,4,2.0e-5,0.001)cor</text:p>
          </table:table-cell>
          <table:table-cell office:value-type="string" calcext:value-type="string">
            <text:p>T(variance,4,2.0e-5,0.001)MAE</text:p>
          </table:table-cell>
          <table:table-cell office:value-type="string" calcext:value-type="string">
            <text:p>T(variance,4,2.0e-5,0.001)RMSE</text:p>
          </table:table-cell>
          <table:table-cell office:value-type="string" calcext:value-type="string">
            <text:p>T(variance,4,2.0e-5,0.001)n_nodes</text:p>
          </table:table-cell>
          <table:table-cell office:value-type="string" calcext:value-type="string">
            <text:p>T(variance,4,2.0e-5,0.001)n_leaves</text:p>
          </table:table-cell>
          <table:table-cell office:value-type="string" calcext:value-type="string">
            <text:p>T(variance,4,2.0e-5,0.001)height</text:p>
          </table:table-cell>
          <table:table-cell office:value-type="string" calcext:value-type="string">
            <text:p>T(variance,4,2.0e-5,0.001)modal_height</text:p>
          </table:table-cell>
          <table:table-cell office:value-type="string" calcext:value-type="string">
            <text:p>T(variance,4,2.0e-5,0.001)t</text:p>
          </table:table-cell>
          <table:table-cell office:value-type="string" calcext:value-type="string">
            <text:p>T(variance,4,2.0e-5,0.001)hash</text:p>
          </table:table-cell>
          <table:table-cell office:value-type="string" calcext:value-type="string">
            <text:p>T(variance,4,1.0e-5,0.001)cor</text:p>
          </table:table-cell>
          <table:table-cell office:value-type="string" calcext:value-type="string">
            <text:p>T(variance,4,1.0e-5,0.001)MAE</text:p>
          </table:table-cell>
          <table:table-cell office:value-type="string" calcext:value-type="string">
            <text:p>T(variance,4,1.0e-5,0.001)RMSE</text:p>
          </table:table-cell>
          <table:table-cell office:value-type="string" calcext:value-type="string">
            <text:p>T(variance,4,1.0e-5,0.001)n_nodes</text:p>
          </table:table-cell>
          <table:table-cell office:value-type="string" calcext:value-type="string">
            <text:p>T(variance,4,1.0e-5,0.001)n_leaves</text:p>
          </table:table-cell>
          <table:table-cell office:value-type="string" calcext:value-type="string">
            <text:p>T(variance,4,1.0e-5,0.001)height</text:p>
          </table:table-cell>
          <table:table-cell office:value-type="string" calcext:value-type="string">
            <text:p>T(variance,4,1.0e-5,0.001)modal_height</text:p>
          </table:table-cell>
          <table:table-cell office:value-type="string" calcext:value-type="string">
            <text:p>T(variance,4,1.0e-5,0.001)t</text:p>
          </table:table-cell>
          <table:table-cell office:value-type="string" calcext:value-type="string">
            <text:p>T(variance,4,1.0e-5,0.001)hash</text:p>
          </table:table-cell>
          <table:table-cell office:value-type="string" calcext:value-type="string">
            <text:p>T(variance,4,0.0,0.001)cor</text:p>
          </table:table-cell>
          <table:table-cell office:value-type="string" calcext:value-type="string">
            <text:p>T(variance,4,0.0,0.001)MAE</text:p>
          </table:table-cell>
          <table:table-cell office:value-type="string" calcext:value-type="string">
            <text:p>T(variance,4,0.0,0.001)RMSE</text:p>
          </table:table-cell>
          <table:table-cell office:value-type="string" calcext:value-type="string">
            <text:p>T(variance,4,0.0,0.001)n_nodes</text:p>
          </table:table-cell>
          <table:table-cell office:value-type="string" calcext:value-type="string">
            <text:p>T(variance,4,0.0,0.001)n_leaves</text:p>
          </table:table-cell>
          <table:table-cell office:value-type="string" calcext:value-type="string">
            <text:p>T(variance,4,0.0,0.001)height</text:p>
          </table:table-cell>
          <table:table-cell office:value-type="string" calcext:value-type="string">
            <text:p>T(variance,4,0.0,0.001)modal_height</text:p>
          </table:table-cell>
          <table:table-cell office:value-type="string" calcext:value-type="string">
            <text:p>T(variance,4,0.0,0.001)t</text:p>
          </table:table-cell>
          <table:table-cell office:value-type="string" calcext:value-type="string">
            <text:p>T(variance,4,0.0,0.001)hash</text:p>
          </table:table-cell>
          <table:table-cell office:value-type="string" calcext:value-type="string">
            <text:p>RF(0.7,50,half,all)cor</text:p>
          </table:table-cell>
          <table:table-cell office:value-type="string" calcext:value-type="string">
            <text:p>RF(0.7,50,half,all)MAE</text:p>
          </table:table-cell>
          <table:table-cell office:value-type="string" calcext:value-type="string">
            <text:p>RF(0.7,50,half,all)RMSE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trees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ﺩ√ﺁ٢ cor</text:p>
          </table:table-cell>
          <table:table-cell office:value-type="string" calcext:value-type="string">
            <text:p>RF(0.7,50,half,all)ﺩ√ﺁ٢ MAE</text:p>
          </table:table-cell>
          <table:table-cell office:value-type="string" calcext:value-type="string">
            <text:p>RF(0.7,50,half,all)ﺩ√ﺁ٢ RMSE</text:p>
          </table:table-cell>
          <table:table-cell office:value-type="string" calcext:value-type="string">
            <text:p>RF(0.7,50,half,all)ﺩ√ﺁ٢ oob_error</text:p>
          </table:table-cell>
          <table:table-cell office:value-type="string" calcext:value-type="string">
            <text:p>RF(0.7,50,half,all)ﺩ√ﺁ٢ n_trees</text:p>
          </table:table-cell>
          <table:table-cell office:value-type="string" calcext:value-type="string">
            <text:p>RF(0.7,50,half,all)ﺩ√ﺁ٢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  <table:table-cell office:value-type="string" calcext:value-type="string">
            <text:p>RF(0.7,100,half,all)cor</text:p>
          </table:table-cell>
          <table:table-cell office:value-type="string" calcext:value-type="string">
            <text:p>RF(0.7,100,half,all)MAE</text:p>
          </table:table-cell>
          <table:table-cell office:value-type="string" calcext:value-type="string">
            <text:p>RF(0.7,100,half,all)RMSE</text:p>
          </table:table-cell>
          <table:table-cell office:value-type="string" calcext:value-type="string">
            <text:p>RF(0.7,100,half,all)oob_error</text:p>
          </table:table-cell>
          <table:table-cell office:value-type="string" calcext:value-type="string">
            <text:p>RF(0.7,100,half,all)n_trees</text:p>
          </table:table-cell>
          <table:table-cell office:value-type="string" calcext:value-type="string">
            <text:p>RF(0.7,100,half,all)n_nodes</text:p>
          </table:table-cell>
          <table:table-cell office:value-type="string" calcext:value-type="string">
            <text:p>RF(0.7,100,half,all)ﺩ√ﺁ٢ cor</text:p>
          </table:table-cell>
          <table:table-cell office:value-type="string" calcext:value-type="string">
            <text:p>RF(0.7,100,half,all)ﺩ√ﺁ٢ MAE</text:p>
          </table:table-cell>
          <table:table-cell office:value-type="string" calcext:value-type="string">
            <text:p>RF(0.7,100,half,all)ﺩ√ﺁ٢ RMSE</text:p>
          </table:table-cell>
          <table:table-cell office:value-type="string" calcext:value-type="string">
            <text:p>RF(0.7,100,half,all)ﺩ√ﺁ٢ oob_error</text:p>
          </table:table-cell>
          <table:table-cell office:value-type="string" calcext:value-type="string">
            <text:p>RF(0.7,100,half,all)ﺩ√ﺁ٢ n_trees</text:p>
          </table:table-cell>
          <table:table-cell office:value-type="string" calcext:value-type="string">
            <text:p>RF(0.7,100,half,all)ﺩ√ﺁ٢ n_nodes</text:p>
          </table:table-cell>
          <table:table-cell office:value-type="string" calcext:value-type="string">
            <text:p>RF(0.7,100,half,all)t</text:p>
          </table:table-cell>
          <table:table-cell office:value-type="string" calcext:value-type="string">
            <text:p>RF(0.7,100,half,all)hash</text:p>
          </table:table-cell>
          <table:table-cell table:number-columns-repeated="9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noth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28" calcext:value-type="float">
            <text:p>828</text:p>
          </table:table-cell>
          <table:table-cell office:value-type="float" office:value="6348" calcext:value-type="float">
            <text:p>6348</text:p>
          </table:table-cell>
          <table:table-cell table:style-name="ce1" office:value-type="float" office:value="-1.48967493917585E-017" calcext:value-type="float">
            <text:p>-1.49E-17</text:p>
          </table:table-cell>
          <table:table-cell office:value-type="float" office:value="11.4995799201848" calcext:value-type="float">
            <text:p>11.4995799201848</text:p>
          </table:table-cell>
          <table:table-cell office:value-type="float" office:value="12.9126364065673" calcext:value-type="float">
            <text:p>12.91263640656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68" calcext:value-type="float">
            <text:p>10.768</text:p>
          </table:table-cell>
          <table:table-cell office:value-type="string" calcext:value-type="string">
            <text:p>4edfe7b99510230e75c3a5fcecc107e85fcdf86137151d652ed8b7546a88217c</text:p>
          </table:table-cell>
          <table:table-cell table:style-name="ce3" office:value-type="float" office:value="-1.48967493917585E-017" calcext:value-type="float">
            <text:p>-1.49E-17</text:p>
          </table:table-cell>
          <table:table-cell office:value-type="float" office:value="11.4995799201848" calcext:value-type="float">
            <text:p>11.4995799201848</text:p>
          </table:table-cell>
          <table:table-cell office:value-type="float" office:value="12.9126364065673" calcext:value-type="float">
            <text:p>12.91263640656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2" calcext:value-type="float">
            <text:p>2.932</text:p>
          </table:table-cell>
          <table:table-cell office:value-type="string" calcext:value-type="string">
            <text:p>4edfe7b99510230e75c3a5fcecc107e85fcdf86137151d652ed8b7546a88217c</text:p>
          </table:table-cell>
          <table:table-cell table:style-name="ce3" office:value-type="float" office:value="-1.48967493917585E-017" calcext:value-type="float">
            <text:p>-1.49E-17</text:p>
          </table:table-cell>
          <table:table-cell office:value-type="float" office:value="11.4995799201848" calcext:value-type="float">
            <text:p>11.4995799201848</text:p>
          </table:table-cell>
          <table:table-cell office:value-type="float" office:value="12.9126364065673" calcext:value-type="float">
            <text:p>12.91263640656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4edfe7b99510230e75c3a5fcecc107e85fcdf86137151d652ed8b7546a88217c</text:p>
          </table:table-cell>
          <table:table-cell table:style-name="ce3" office:value-type="float" office:value="-1.48967493917585E-017" calcext:value-type="float">
            <text:p>-1.49E-17</text:p>
          </table:table-cell>
          <table:table-cell office:value-type="float" office:value="11.4995799201848" calcext:value-type="float">
            <text:p>11.4995799201848</text:p>
          </table:table-cell>
          <table:table-cell office:value-type="float" office:value="12.9126364065673" calcext:value-type="float">
            <text:p>12.91263640656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6" calcext:value-type="float">
            <text:p>2.936</text:p>
          </table:table-cell>
          <table:table-cell office:value-type="string" calcext:value-type="string">
            <text:p>4edfe7b99510230e75c3a5fcecc107e85fcdf86137151d652ed8b7546a88217c</text:p>
          </table:table-cell>
          <table:table-cell table:style-name="ce3" office:value-type="float" office:value="-1.48967493917585E-017" calcext:value-type="float">
            <text:p>-1.49E-17</text:p>
          </table:table-cell>
          <table:table-cell office:value-type="float" office:value="11.4995799201848" calcext:value-type="float">
            <text:p>11.4995799201848</text:p>
          </table:table-cell>
          <table:table-cell office:value-type="float" office:value="12.9126364065673" calcext:value-type="float">
            <text:p>12.91263640656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2" calcext:value-type="float">
            <text:p>2.892</text:p>
          </table:table-cell>
          <table:table-cell office:value-type="string" calcext:value-type="string">
            <text:p>4edfe7b99510230e75c3a5fcecc107e85fcdf86137151d652ed8b7546a88217c</text:p>
          </table:table-cell>
          <table:table-cell office:value-type="float" office:value="-0.129680561673979" calcext:value-type="float">
            <text:p>-0.129680561673979</text:p>
          </table:table-cell>
          <table:table-cell office:value-type="float" office:value="11.3661471929667" calcext:value-type="float">
            <text:p>11.3661471929667</text:p>
          </table:table-cell>
          <table:table-cell office:value-type="float" office:value="12.8622295824993" calcext:value-type="float">
            <text:p>12.8622295824993</text:p>
          </table:table-cell>
          <table:table-cell office:value-type="float" office:value="331" calcext:value-type="float">
            <text:p>331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87.962" calcext:value-type="float">
            <text:p>387.962</text:p>
          </table:table-cell>
          <table:table-cell office:value-type="string" calcext:value-type="string">
            <text:p>24f6a52676e0ee6704800091114b4997154010d32f1974f6298535e42a6f4442</text:p>
          </table:table-cell>
          <table:table-cell office:value-type="float" office:value="-0.129680561673979" calcext:value-type="float">
            <text:p>-0.129680561673979</text:p>
          </table:table-cell>
          <table:table-cell office:value-type="float" office:value="11.3661471929667" calcext:value-type="float">
            <text:p>11.3661471929667</text:p>
          </table:table-cell>
          <table:table-cell office:value-type="float" office:value="12.8622295824993" calcext:value-type="float">
            <text:p>12.8622295824993</text:p>
          </table:table-cell>
          <table:table-cell office:value-type="float" office:value="331" calcext:value-type="float">
            <text:p>331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3.291" calcext:value-type="float">
            <text:p>163.291</text:p>
          </table:table-cell>
          <table:table-cell office:value-type="string" calcext:value-type="string">
            <text:p>24f6a52676e0ee6704800091114b4997154010d32f1974f6298535e42a6f4442</text:p>
          </table:table-cell>
          <table:table-cell office:value-type="float" office:value="-0.129680561673979" calcext:value-type="float">
            <text:p>-0.129680561673979</text:p>
          </table:table-cell>
          <table:table-cell office:value-type="float" office:value="11.3661471929667" calcext:value-type="float">
            <text:p>11.3661471929667</text:p>
          </table:table-cell>
          <table:table-cell office:value-type="float" office:value="12.8622295824993" calcext:value-type="float">
            <text:p>12.8622295824993</text:p>
          </table:table-cell>
          <table:table-cell office:value-type="float" office:value="331" calcext:value-type="float">
            <text:p>331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5.033" calcext:value-type="float">
            <text:p>165.033</text:p>
          </table:table-cell>
          <table:table-cell office:value-type="string" calcext:value-type="string">
            <text:p>24f6a52676e0ee6704800091114b4997154010d32f1974f6298535e42a6f4442</text:p>
          </table:table-cell>
          <table:table-cell office:value-type="float" office:value="-0.174703722748437" calcext:value-type="float">
            <text:p>-0.174703722748437</text:p>
          </table:table-cell>
          <table:table-cell office:value-type="float" office:value="11.3958975062762" calcext:value-type="float">
            <text:p>11.3958975062762</text:p>
          </table:table-cell>
          <table:table-cell office:value-type="float" office:value="12.8419626633306" calcext:value-type="float">
            <text:p>12.841962663330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351800" calcext:value-type="float">
            <text:p>2.35E+06</text:p>
          </table:table-cell>
          <table:table-cell office:value-type="float" office:value="0.000609334880024208" calcext:value-type="float">
            <text:p>0.000609334880024</text:p>
          </table:table-cell>
          <table:table-cell office:value-type="float" office:value="0.00020929675097853" calcext:value-type="float">
            <text:p>0.000209296750979</text:p>
          </table:table-cell>
          <table:table-cell office:value-type="float" office:value="0.00020679301108789" calcext:value-type="float">
            <text:p>0.000206793011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00" calcext:value-type="float">
            <text:p>47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23960af4dc87591da2b3e1130d3b3acc127e5a3ddc2d417f67b2f5dcecfa1d7", "7974531a1ed48f2353a6704061c324b8c81c51301684b69488e72e262a30da6d", "c477768b809b7f15284c2c7ccf3e60a5d5232a5e31cb1916d2f3816915456a35", "da298814a5533b17bee42ba2c015e18d2da0d7c5b3a8d955ce19a404e628eb4e", "6178be2b65edba0db1d8d1481270f63a7269ea3c03b4aee51c188c603e78ecb6")</text:p>
          </table:table-cell>
          <table:table-cell office:value-type="float" office:value="-0.181411960033196" calcext:value-type="float">
            <text:p>-0.181411960033196</text:p>
          </table:table-cell>
          <table:table-cell office:value-type="float" office:value="11.3984886302773" calcext:value-type="float">
            <text:p>11.3984886302773</text:p>
          </table:table-cell>
          <table:table-cell office:value-type="float" office:value="12.8436799991981" calcext:value-type="float">
            <text:p>12.8436799991981</text:p>
          </table:table-cell>
          <table:table-cell office:value-type="string" calcext:value-type="string">
            <text:p>NaN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4702520" calcext:value-type="float">
            <text:p>4.70E+06</text:p>
          </table:table-cell>
          <table:table-cell office:value-type="float" office:value="0.000390908847043747" calcext:value-type="float">
            <text:p>0.000390908847044</text:p>
          </table:table-cell>
          <table:table-cell office:value-type="float" office:value="0.000150139530972669" calcext:value-type="float">
            <text:p>0.000150139530973</text:p>
          </table:table-cell>
          <table:table-cell office:value-type="float" office:value="0.000149822408429379" calcext:value-type="float">
            <text:p>0.000149822408429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200320" calcext:value-type="float">
            <text:p>200320</text:p>
          </table:table-cell>
          <table:table-cell office:value-type="float" office:value="10002.336" calcext:value-type="float">
            <text:p>10002.336</text:p>
          </table:table-cell>
          <table:table-cell office:value-type="string" calcext:value-type="string">
            <text:p>("62e04b4fc1dc2a16f1323b4862f91bd60de9fdaf20d1ff2f5309156413b070ec", "a8eef2369a26e8961d81de5bb025666541d49245eba9b486d7f4533eb9e144d1", "e4ce4ad26ded356c4ec09afa3e9dcecf0d52831d282170bd6533174546078c4c", "fa96fe5165d7107da4833cffa5821678a2d79e7f285c5ca18762cbae55d489f2", "9ca88c299c0c97683829a90d5b403f53e1702cb1ab265d2d6cea489d679dbc3d")</text:p>
          </table:table-cell>
          <table:table-cell table:number-columns-repeated="9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noth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04" calcext:value-type="float">
            <text:p>1104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NaN</text:p>
          </table:table-cell>
          <table:table-cell office:value-type="float" office:value="7.63982213438735" calcext:value-type="float">
            <text:p>7.63982213438735</text:p>
          </table:table-cell>
          <table:table-cell office:value-type="float" office:value="8.66192818762661" calcext:value-type="float">
            <text:p>8.661928187626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45" calcext:value-type="float">
            <text:p>5.745</text:p>
          </table:table-cell>
          <table:table-cell office:value-type="string" calcext:value-type="string">
            <text:p>96540c03ab7b5fa4355679679dd87e72a578c5aac9daa29ca371a3a4eaf9633b</text:p>
          </table:table-cell>
          <table:table-cell office:value-type="string" calcext:value-type="string">
            <text:p>NaN</text:p>
          </table:table-cell>
          <table:table-cell office:value-type="float" office:value="7.63982213438735" calcext:value-type="float">
            <text:p>7.63982213438735</text:p>
          </table:table-cell>
          <table:table-cell office:value-type="float" office:value="8.66192818762661" calcext:value-type="float">
            <text:p>8.661928187626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98" calcext:value-type="float">
            <text:p>5.698</text:p>
          </table:table-cell>
          <table:table-cell office:value-type="string" calcext:value-type="string">
            <text:p>96540c03ab7b5fa4355679679dd87e72a578c5aac9daa29ca371a3a4eaf9633b</text:p>
          </table:table-cell>
          <table:table-cell office:value-type="string" calcext:value-type="string">
            <text:p>NaN</text:p>
          </table:table-cell>
          <table:table-cell office:value-type="float" office:value="7.63982213438735" calcext:value-type="float">
            <text:p>7.63982213438735</text:p>
          </table:table-cell>
          <table:table-cell office:value-type="float" office:value="8.66192818762661" calcext:value-type="float">
            <text:p>8.661928187626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7" calcext:value-type="float">
            <text:p>5.827</text:p>
          </table:table-cell>
          <table:table-cell office:value-type="string" calcext:value-type="string">
            <text:p>96540c03ab7b5fa4355679679dd87e72a578c5aac9daa29ca371a3a4eaf9633b</text:p>
          </table:table-cell>
          <table:table-cell office:value-type="string" calcext:value-type="string">
            <text:p>NaN</text:p>
          </table:table-cell>
          <table:table-cell office:value-type="float" office:value="7.63982213438735" calcext:value-type="float">
            <text:p>7.63982213438735</text:p>
          </table:table-cell>
          <table:table-cell office:value-type="float" office:value="8.66192818762661" calcext:value-type="float">
            <text:p>8.661928187626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51" calcext:value-type="float">
            <text:p>5.851</text:p>
          </table:table-cell>
          <table:table-cell office:value-type="string" calcext:value-type="string">
            <text:p>96540c03ab7b5fa4355679679dd87e72a578c5aac9daa29ca371a3a4eaf9633b</text:p>
          </table:table-cell>
          <table:table-cell office:value-type="float" office:value="0.0596501703040736" calcext:value-type="float">
            <text:p>0.059650170304074</text:p>
          </table:table-cell>
          <table:table-cell office:value-type="float" office:value="7.52596274163303" calcext:value-type="float">
            <text:p>7.52596274163303</text:p>
          </table:table-cell>
          <table:table-cell office:value-type="float" office:value="8.66843252386215" calcext:value-type="float">
            <text:p>8.66843252386215</text:p>
          </table:table-cell>
          <table:table-cell office:value-type="float" office:value="455" calcext:value-type="float">
            <text:p>455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62.967" calcext:value-type="float">
            <text:p>562.967</text:p>
          </table:table-cell>
          <table:table-cell office:value-type="string" calcext:value-type="string">
            <text:p>9839404af4a65a4be085487d4492b614cb8ca3fb44fba173d31fabc578117f66</text:p>
          </table:table-cell>
          <table:table-cell office:value-type="float" office:value="0.0596501703040736" calcext:value-type="float">
            <text:p>0.059650170304074</text:p>
          </table:table-cell>
          <table:table-cell office:value-type="float" office:value="7.52596274163303" calcext:value-type="float">
            <text:p>7.52596274163303</text:p>
          </table:table-cell>
          <table:table-cell office:value-type="float" office:value="8.66843252386215" calcext:value-type="float">
            <text:p>8.66843252386215</text:p>
          </table:table-cell>
          <table:table-cell office:value-type="float" office:value="455" calcext:value-type="float">
            <text:p>455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9.623" calcext:value-type="float">
            <text:p>199.623</text:p>
          </table:table-cell>
          <table:table-cell office:value-type="string" calcext:value-type="string">
            <text:p>9839404af4a65a4be085487d4492b614cb8ca3fb44fba173d31fabc578117f66</text:p>
          </table:table-cell>
          <table:table-cell office:value-type="float" office:value="0.0596501703040736" calcext:value-type="float">
            <text:p>0.059650170304074</text:p>
          </table:table-cell>
          <table:table-cell office:value-type="float" office:value="7.52596274163303" calcext:value-type="float">
            <text:p>7.52596274163303</text:p>
          </table:table-cell>
          <table:table-cell office:value-type="float" office:value="8.66843252386215" calcext:value-type="float">
            <text:p>8.66843252386215</text:p>
          </table:table-cell>
          <table:table-cell office:value-type="float" office:value="455" calcext:value-type="float">
            <text:p>455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4.89" calcext:value-type="float">
            <text:p>214.89</text:p>
          </table:table-cell>
          <table:table-cell office:value-type="string" calcext:value-type="string">
            <text:p>9839404af4a65a4be085487d4492b614cb8ca3fb44fba173d31fabc578117f66</text:p>
          </table:table-cell>
          <table:table-cell office:value-type="float" office:value="0.0596501703040736" calcext:value-type="float">
            <text:p>0.059650170304074</text:p>
          </table:table-cell>
          <table:table-cell office:value-type="float" office:value="7.52596274163303" calcext:value-type="float">
            <text:p>7.52596274163303</text:p>
          </table:table-cell>
          <table:table-cell office:value-type="float" office:value="8.66843252386215" calcext:value-type="float">
            <text:p>8.66843252386215</text:p>
          </table:table-cell>
          <table:table-cell office:value-type="float" office:value="455" calcext:value-type="float">
            <text:p>455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1.799" calcext:value-type="float">
            <text:p>211.799</text:p>
          </table:table-cell>
          <table:table-cell office:value-type="string" calcext:value-type="string">
            <text:p>9839404af4a65a4be085487d4492b614cb8ca3fb44fba173d31fabc578117f66</text:p>
          </table:table-cell>
          <table:table-cell office:value-type="float" office:value="0.105793376673908" calcext:value-type="float">
            <text:p>0.105793376673908</text:p>
          </table:table-cell>
          <table:table-cell office:value-type="float" office:value="7.545121864086" calcext:value-type="float">
            <text:p>7.545121864086</text:p>
          </table:table-cell>
          <table:table-cell office:value-type="float" office:value="8.63543113899524" calcext:value-type="float">
            <text:p>8.635431138995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3129520" calcext:value-type="float">
            <text:p>3.13E+06</text:p>
          </table:table-cell>
          <table:table-cell table:style-name="ce1" office:value-type="float" office:value="0.0000386709892835853" calcext:value-type="float">
            <text:p>3.87E-05</text:p>
          </table:table-cell>
          <table:table-cell table:style-name="ce1" office:value-type="float" office:value="0.0000763064109234987" calcext:value-type="float">
            <text:p>7.63E-05</text:p>
          </table:table-cell>
          <table:table-cell table:style-name="ce1" office:value-type="float" office:value="0.0000782204581890059" calcext:value-type="float">
            <text:p>7.8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320" calcext:value-type="float">
            <text:p>279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ca808d1f6fa4e5c4138f61e1527d99fc74aca2b849fab84808975f7ab98d217", "2668d0656cbddde33337ecec8205e3d2ddcb3d0320fd7bd0aded40e3e827b799", "980a4546a2fe9f26fce7621964eb24d514a51482cd1eb3bf055b66636dc3b337", "b3ea96cc6b5ac2150f99ba331058681987fb80dd02d35ce6250d92aac3743fac", "1fe2f34f994521694270d66f1fb3b3286f2542591df96ec12e3d40f51cf2494b")</text:p>
          </table:table-cell>
          <table:table-cell office:value-type="float" office:value="0.118838768726937" calcext:value-type="float">
            <text:p>0.118838768726937</text:p>
          </table:table-cell>
          <table:table-cell office:value-type="float" office:value="7.54197224810214" calcext:value-type="float">
            <text:p>7.54197224810214</text:p>
          </table:table-cell>
          <table:table-cell office:value-type="float" office:value="8.63145326962851" calcext:value-type="float">
            <text:p>8.63145326962851</text:p>
          </table:table-cell>
          <table:table-cell office:value-type="string" calcext:value-type="string">
            <text:p>NaN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6265600" calcext:value-type="float">
            <text:p>6.27E+06</text:p>
          </table:table-cell>
          <table:table-cell table:style-name="ce1" office:value-type="float" office:value="0.0000376797632265806" calcext:value-type="float">
            <text:p>3.77E-05</text:p>
          </table:table-cell>
          <table:table-cell table:style-name="ce1" office:value-type="float" office:value="0.0000434652640960478" calcext:value-type="float">
            <text:p>4.35E-05</text:p>
          </table:table-cell>
          <table:table-cell table:style-name="ce1" office:value-type="float" office:value="0.0000598615444253058" calcext:value-type="float">
            <text:p>5.99E-05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832600" calcext:value-type="float">
            <text:p>832600</text:p>
          </table:table-cell>
          <table:table-cell office:value-type="float" office:value="13892.478" calcext:value-type="float">
            <text:p>13892.478</text:p>
          </table:table-cell>
          <table:table-cell office:value-type="string" calcext:value-type="string">
            <text:p>("37d0c5a6ac11f81c3b857f8867fbc14e3b263851b7e894df1d30cf29a4bd04e2", "4ad5d6351d78c670aefca8e8043e96ddac7c41cc2e81a3dba881710e658203e2", "fa8b796c24057ddb3da41e4ed9ced2329f0502618e84635cc9b34ad48a4f2f6e", "2f7d0466793d838b91ab90339f10828d4661ebb0d6da174b44f4b10fddb2dc16", "ad5436b19f01857e6a1e75c65345db8f271efb72190e66c543b33b48572f2962")</text:p>
          </table:table-cell>
          <table:table-cell table:number-columns-repeated="9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6"/>
          <table:table-cell table:style-name="ce4"/>
          <table:table-cell table:number-columns-repeated="92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ll_columns.T1:full_columns.T1048576 full_columns.AC1:full_columns.AC1048576 full_columns.AL1:full_columns.AL1048576 full_columns.AU1:full_columns.AU1048576 full_columns.BD1:full_columns.BD1048576 full_columns.BM1:full_columns.BM1048576 full_columns.BV1:full_columns.BV1048576 full_columns.CE1:full_columns.CE1048576 full_columns.CS6:full_columns.CS1048576 full_columns.CS1:full_columns.CS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S5:full_columns.CS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3T10:31:06.055833773</dc:date>
    <meta:editing-duration>PT2M3S</meta:editing-duration>
    <meta:editing-cycles>1</meta:editing-cycles>
    <meta:document-statistic meta:table-count="1" meta:cell-count="330" meta:object-count="0"/>
    <meta:generator>LibreOffice/6.4.7.2$Linux_X86_64 LibreOffice_project/40$Build-2</meta:generator>
  </office:meta>
</office:document-meta>
</file>